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34"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35"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36"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37"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38"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3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40"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4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4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4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44"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4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46"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47"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4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49"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5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51"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52"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53"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54"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55"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5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5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5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5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6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6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6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6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6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6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6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6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6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6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7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7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7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7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7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7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7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81"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8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83"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84"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85"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86"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87"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88"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289"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290"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291"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292"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293"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294"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295"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296"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297"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29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29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officeooo:rsid="05f47641" style:font-size-asian="11pt" style:font-size-complex="11pt"/>
    </style:style>
    <style:style style:name="T69" style:family="text">
      <style:text-properties style:font-name="Georgia" fo:font-size="11pt" fo:language="es" fo:country="ES" style:text-underline-style="none" officeooo:rsid="00aa1d2c" style:font-size-asian="11pt" style:font-size-complex="11pt"/>
    </style:style>
    <style:style style:name="T70" style:family="text">
      <style:text-properties style:font-name="Georgia" fo:font-size="11pt" fo:language="es" fo:country="ES" style:text-underline-style="none" officeooo:rsid="001e775b" style:font-size-asian="11pt" style:font-size-complex="11pt"/>
    </style:style>
    <style:style style:name="T71" style:family="text">
      <style:text-properties style:font-name="Georgia" fo:font-size="11pt" fo:language="es" fo:country="ES" style:text-underline-style="none" officeooo:rsid="00a194f7" style:font-size-asian="11pt" style:font-size-complex="11pt"/>
    </style:style>
    <style:style style:name="T72" style:family="text">
      <style:text-properties style:font-name="Georgia" fo:font-size="11pt" fo:language="es" fo:country="ES" style:text-underline-style="none" officeooo:rsid="060c7e53" style:font-size-asian="11pt" style:font-size-complex="11pt"/>
    </style:style>
    <style:style style:name="T73" style:family="text">
      <style:text-properties style:font-name="Georgia" fo:font-size="11pt" fo:language="es" fo:country="ES" style:text-underline-style="none" officeooo:rsid="06434c93" style:font-size-asian="11pt" style:font-size-complex="11pt"/>
    </style:style>
    <style:style style:name="T74" style:family="text">
      <style:text-properties style:font-name="Georgia" fo:font-size="11pt" fo:language="es" fo:country="ES" style:text-underline-style="none" officeooo:rsid="060d6e2e" style:font-size-asian="11pt" style:font-size-complex="11pt"/>
    </style:style>
    <style:style style:name="T75" style:family="text">
      <style:text-properties style:font-name="Georgia" fo:font-size="11pt" fo:language="es" fo:country="ES" style:text-underline-style="none" officeooo:rsid="060e5cbf" style:font-size-asian="11pt" style:font-size-complex="11pt"/>
    </style:style>
    <style:style style:name="T76" style:family="text">
      <style:text-properties style:font-name="Georgia" fo:font-size="11pt" fo:language="es" fo:country="ES" officeooo:rsid="05fc0dbb" style:font-size-asian="11pt" style:font-size-complex="11pt"/>
    </style:style>
    <style:style style:name="T77" style:family="text">
      <style:text-properties style:font-name="Georgia" fo:font-size="11pt" fo:language="es" fo:country="ES" officeooo:rsid="0017f49c" style:font-size-asian="11pt" style:font-size-complex="11pt"/>
    </style:style>
    <style:style style:name="T78" style:family="text">
      <style:text-properties style:font-name="Georgia" fo:font-size="11pt" fo:language="es" fo:country="ES" officeooo:rsid="0a050302" style:font-size-asian="11pt" style:font-size-complex="11pt"/>
    </style:style>
    <style:style style:name="T79" style:family="text">
      <style:text-properties style:font-name="Georgia" fo:font-size="11pt" fo:language="es" fo:country="ES" officeooo:rsid="0963fe82" style:font-size-asian="11pt" style:font-size-complex="11pt"/>
    </style:style>
    <style:style style:name="T80" style:family="text">
      <style:text-properties style:font-name="Georgia" fo:font-size="11pt" fo:language="es" fo:country="ES" officeooo:rsid="06695957" style:font-size-asian="11pt" style:font-size-complex="11pt"/>
    </style:style>
    <style:style style:name="T81" style:family="text">
      <style:text-properties style:font-name="Georgia" fo:font-size="11pt" fo:language="es" fo:country="ES" officeooo:rsid="087f8b31" style:font-size-asian="11pt" style:font-size-complex="11pt"/>
    </style:style>
    <style:style style:name="T82" style:family="text">
      <style:text-properties style:font-name="Georgia" fo:font-size="11pt" fo:language="es" fo:country="ES" officeooo:rsid="00806ac8" style:font-size-asian="11pt" style:font-size-complex="11pt"/>
    </style:style>
    <style:style style:name="T83" style:family="text">
      <style:text-properties style:font-name="Georgia" fo:font-size="11pt" style:text-underline-style="none" style:font-size-asian="11pt" style:font-size-complex="11pt"/>
    </style:style>
    <style:style style:name="T84" style:family="text">
      <style:text-properties style:font-name="Georgia" fo:font-size="11pt" style:text-underline-style="none" officeooo:rsid="0a3c07b9" style:font-size-asian="11pt" style:font-size-complex="11pt"/>
    </style:style>
    <style:style style:name="T85" style:family="text">
      <style:text-properties officeooo:rsid="0033a1f9"/>
    </style:style>
    <style:style style:name="T86" style:family="text">
      <style:text-properties officeooo:rsid="00345298"/>
    </style:style>
    <style:style style:name="T87" style:family="text">
      <style:text-properties officeooo:rsid="0036e6d2"/>
    </style:style>
    <style:style style:name="T88" style:family="text">
      <style:text-properties officeooo:rsid="0a10220f"/>
    </style:style>
    <style:style style:name="T89" style:family="text">
      <style:text-properties officeooo:rsid="0a1b524e"/>
    </style:style>
    <style:style style:name="T90" style:family="text">
      <style:text-properties officeooo:rsid="0a18f20c"/>
    </style:style>
    <style:style style:name="T91" style:family="text">
      <style:text-properties officeooo:rsid="0a179799"/>
    </style:style>
    <style:style style:name="T92" style:family="text">
      <style:text-properties officeooo:rsid="005d0114"/>
    </style:style>
    <style:style style:name="T93" style:family="text">
      <style:text-properties officeooo:rsid="006f94c0"/>
    </style:style>
    <style:style style:name="T94" style:family="text">
      <style:text-properties officeooo:rsid="00769989"/>
    </style:style>
    <style:style style:name="T95" style:family="text">
      <style:text-properties officeooo:rsid="0a2f786d"/>
    </style:style>
    <style:style style:name="T96" style:family="text">
      <style:text-properties officeooo:rsid="007c40a9"/>
    </style:style>
    <style:style style:name="T97" style:family="text">
      <style:text-properties officeooo:rsid="009c5389"/>
    </style:style>
    <style:style style:name="T98" style:family="text">
      <style:text-properties officeooo:rsid="06040c8c"/>
    </style:style>
    <style:style style:name="T99" style:family="text">
      <style:text-properties officeooo:rsid="060e5cbf"/>
    </style:style>
    <style:style style:name="T100" style:family="text">
      <style:text-properties officeooo:rsid="060ffc6a"/>
    </style:style>
    <style:style style:name="T101" style:family="text">
      <style:text-properties style:text-underline-style="none"/>
    </style:style>
    <style:style style:name="T102" style:family="text">
      <style:text-properties style:text-underline-style="none" officeooo:rsid="001d790b"/>
    </style:style>
    <style:style style:name="T103" style:family="text">
      <style:text-properties fo:font-weight="normal"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1d5403" style:font-weight-asian="normal" style:font-weight-complex="normal"/>
    </style:style>
    <style:style style:name="T106" style:family="text">
      <style:text-properties fo:font-weight="normal" officeooo:rsid="064d54ad" style:font-weight-asian="normal" style:font-weight-complex="normal"/>
    </style:style>
    <style:style style:name="T107" style:family="text">
      <style:text-properties fo:font-weight="normal" officeooo:rsid="0668a0ef" style:font-weight-asian="normal" style:font-weight-complex="normal"/>
    </style:style>
    <style:style style:name="T108" style:family="text">
      <style:text-properties officeooo:rsid="00806ac8"/>
    </style:style>
    <style:style style:name="T109" style:family="text">
      <style:text-properties officeooo:rsid="008a24a0"/>
    </style:style>
    <style:style style:name="T110" style:family="text">
      <style:text-properties officeooo:rsid="00ad410a"/>
    </style:style>
    <style:style style:name="T111" style:family="text">
      <style:text-properties officeooo:rsid="00ad43b8"/>
    </style:style>
    <style:style style:name="T112" style:family="text">
      <style:text-properties officeooo:rsid="00b70c92"/>
    </style:style>
    <style:style style:name="T113" style:family="text">
      <style:text-properties officeooo:rsid="00b7ab92"/>
    </style:style>
    <style:style style:name="T114" style:family="text">
      <style:text-properties officeooo:rsid="00bf222f"/>
    </style:style>
    <style:style style:name="T115" style:family="text">
      <style:text-properties officeooo:rsid="00c02b12"/>
    </style:style>
    <style:style style:name="T116" style:family="text">
      <style:text-properties officeooo:rsid="00c3c882"/>
    </style:style>
    <style:style style:name="T117" style:family="text">
      <style:text-properties officeooo:rsid="00c4b464"/>
    </style:style>
    <style:style style:name="T118" style:family="text">
      <style:text-properties officeooo:rsid="00c8fa82"/>
    </style:style>
    <style:style style:name="T119" style:family="text">
      <style:text-properties officeooo:rsid="00cd8c3b"/>
    </style:style>
    <style:style style:name="T120" style:family="text">
      <style:text-properties officeooo:rsid="00cdb567"/>
    </style:style>
    <style:style style:name="T121" style:family="text">
      <style:text-properties officeooo:rsid="00cffc2c"/>
    </style:style>
    <style:style style:name="T122" style:family="text">
      <style:text-properties fo:color="#000000" style:font-name="Monospace" fo:font-size="10pt" style:font-size-asian="10pt"/>
    </style:style>
    <style:style style:name="T123" style:family="text">
      <style:text-properties fo:color="#000000" style:font-name="Monospace" fo:font-size="10pt" fo:background-color="#d4d4d4" loext:char-shading-value="0" style:font-size-asian="10pt"/>
    </style:style>
    <style:style style:name="T124" style:family="text">
      <style:text-properties fo:color="#000000" style:font-name="Monospace" fo:font-size="10pt" fo:background-color="#e8f2fe" loext:char-shading-value="0" style:font-size-asian="10pt"/>
    </style:style>
    <style:style style:name="T125" style:family="text">
      <style:text-properties fo:color="#6a3e3e" style:font-name="Monospace" fo:font-size="10pt" style:font-size-asian="10pt"/>
    </style:style>
    <style:style style:name="T126" style:family="text">
      <style:text-properties fo:color="#7f0055" style:font-name="Monospace" fo:font-size="10pt" fo:font-weight="bold" style:font-size-asian="10pt" style:font-weight-asian="bold"/>
    </style:style>
    <style:style style:name="T127" style:family="text">
      <style:text-properties fo:color="#7f0055" style:font-name="Monospace" fo:font-size="10pt" fo:font-weight="bold" fo:background-color="#d4d4d4" loext:char-shading-value="0" style:font-size-asian="10pt" style:font-weight-asian="bold"/>
    </style:style>
    <style:style style:name="T128" style:family="text">
      <style:text-properties fo:color="#7f0055" style:font-name="Monospace" fo:font-size="10pt" fo:font-weight="bold" fo:background-color="#e8f2fe" loext:char-shading-value="0" style:font-size-asian="10pt" style:font-weight-asian="bold"/>
    </style:style>
    <style:style style:name="T129" style:family="text">
      <style:text-properties fo:color="#2a00ff" style:font-name="Monospace" fo:font-size="10pt" style:font-size-asian="10pt"/>
    </style:style>
    <style:style style:name="T130" style:family="text">
      <style:text-properties fo:color="#3f7f5f" style:font-name="Monospace" fo:font-size="10pt" style:font-size-asian="10pt"/>
    </style:style>
    <style:style style:name="T131" style:family="text">
      <style:text-properties fo:color="#3f7f5f" style:font-name="Monospace" fo:font-size="10pt" style:text-underline-style="solid" style:text-underline-width="auto" style:text-underline-color="font-color" style:font-size-asian="10pt"/>
    </style:style>
    <style:style style:name="T132" style:family="text">
      <style:text-properties fo:color="#7f9fbf" style:font-name="Monospace" fo:font-size="10pt" fo:font-weight="bold" style:font-size-asian="10pt" style:font-weight-asian="bold"/>
    </style:style>
    <style:style style:name="T133" style:family="text">
      <style:text-properties fo:color="#0000c0" style:font-name="Monospace" fo:font-size="10pt" style:font-size-asian="10pt"/>
    </style:style>
    <style:style style:name="T134" style:family="text">
      <style:text-properties fo:color="#0000c0" style:font-name="Monospace" fo:font-size="10pt" fo:font-style="italic" fo:font-weight="bold" style:font-size-asian="10pt" style:font-style-asian="italic" style:font-weight-asian="bold"/>
    </style:style>
    <style:style style:name="T135" style:family="text">
      <style:text-properties fo:color="#0000c0" style:font-name="Monospace" fo:font-size="10pt" fo:font-style="italic" fo:background-color="#e8f2fe" loext:char-shading-value="0" style:font-size-asian="10pt" style:font-style-asian="italic"/>
    </style:style>
    <style:style style:name="T136" style:family="text">
      <style:text-properties officeooo:rsid="00dc15b7"/>
    </style:style>
    <style:style style:name="T137" style:family="text">
      <style:text-properties officeooo:rsid="00e053d6"/>
    </style:style>
    <style:style style:name="T138" style:family="text">
      <style:text-properties officeooo:rsid="00e3ab7d"/>
    </style:style>
    <style:style style:name="T139" style:family="text">
      <style:text-properties officeooo:rsid="00e9f7e8"/>
    </style:style>
    <style:style style:name="T140" style:family="text">
      <style:text-properties officeooo:rsid="00eead95"/>
    </style:style>
    <style:style style:name="T141" style:family="text">
      <style:text-properties officeooo:rsid="00f08514"/>
    </style:style>
    <style:style style:name="T142" style:family="text">
      <style:text-properties officeooo:rsid="00f3b6fc"/>
    </style:style>
    <style:style style:name="T143" style:family="text">
      <style:text-properties officeooo:rsid="00f6a778"/>
    </style:style>
    <style:style style:name="T144" style:family="text">
      <style:text-properties officeooo:rsid="00f7ac12"/>
    </style:style>
    <style:style style:name="T145"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6" style:family="text">
      <style:text-properties officeooo:rsid="00f96e04"/>
    </style:style>
    <style:style style:name="T147" style:family="text">
      <style:text-properties officeooo:rsid="00f9c425"/>
    </style:style>
    <style:style style:name="T148" style:family="text">
      <style:text-properties officeooo:rsid="00ff681a"/>
    </style:style>
    <style:style style:name="T149" style:family="text">
      <style:text-properties officeooo:rsid="00ff8eff"/>
    </style:style>
    <style:style style:name="T150" style:family="text">
      <style:text-properties officeooo:rsid="010863c3"/>
    </style:style>
    <style:style style:name="T151" style:family="text">
      <style:text-properties fo:color="#ff0000" style:font-name="Monospace" fo:font-size="10pt" style:font-size-asian="10pt"/>
    </style:style>
    <style:style style:name="T152" style:family="text">
      <style:text-properties fo:color="#007aa6" style:font-name="Monospace" fo:font-size="10pt" style:text-underline-style="solid" style:text-underline-width="auto" style:text-underline-color="font-color" style:font-size-asian="10pt"/>
    </style:style>
    <style:style style:name="T153" style:family="text">
      <style:text-properties officeooo:rsid="010bfb1a"/>
    </style:style>
    <style:style style:name="T154" style:family="text">
      <style:text-properties officeooo:rsid="01109ecc"/>
    </style:style>
    <style:style style:name="T155" style:family="text">
      <style:text-properties officeooo:rsid="0114bf7c"/>
    </style:style>
    <style:style style:name="T156" style:family="text">
      <style:text-properties officeooo:rsid="0116b1e9"/>
    </style:style>
    <style:style style:name="T157" style:family="text">
      <style:text-properties officeooo:rsid="011a8188"/>
    </style:style>
    <style:style style:name="T158" style:family="text">
      <style:text-properties officeooo:rsid="011c3020"/>
    </style:style>
    <style:style style:name="T159" style:family="text">
      <style:text-properties officeooo:rsid="0124b93e"/>
    </style:style>
    <style:style style:name="T160" style:family="text">
      <style:text-properties officeooo:rsid="01265619"/>
    </style:style>
    <style:style style:name="T161" style:family="text">
      <style:text-properties officeooo:rsid="012669ea"/>
    </style:style>
    <style:style style:name="T162" style:family="text">
      <style:text-properties officeooo:rsid="0127ddc6"/>
    </style:style>
    <style:style style:name="T163" style:family="text">
      <style:text-properties officeooo:rsid="0129454e"/>
    </style:style>
    <style:style style:name="T164" style:family="text">
      <style:text-properties officeooo:rsid="0131924b"/>
    </style:style>
    <style:style style:name="T165" style:family="text">
      <style:text-properties officeooo:rsid="0132f2ca"/>
    </style:style>
    <style:style style:name="T166" style:family="text">
      <style:text-properties officeooo:rsid="0135ac7f"/>
    </style:style>
    <style:style style:name="T167" style:family="text">
      <style:text-properties officeooo:rsid="0137347d"/>
    </style:style>
    <style:style style:name="T168" style:family="text">
      <style:text-properties officeooo:rsid="013ad64b"/>
    </style:style>
    <style:style style:name="T169" style:family="text">
      <style:text-properties officeooo:rsid="013c17f9"/>
    </style:style>
    <style:style style:name="T170" style:family="text">
      <style:text-properties officeooo:rsid="0140fde6"/>
    </style:style>
    <style:style style:name="T171" style:family="text">
      <style:text-properties officeooo:rsid="0142f5e8"/>
    </style:style>
    <style:style style:name="T172" style:family="text">
      <style:text-properties officeooo:rsid="01477a93"/>
    </style:style>
    <style:style style:name="T173" style:family="text">
      <style:text-properties officeooo:rsid="014c72e5"/>
    </style:style>
    <style:style style:name="T174" style:family="text">
      <style:text-properties officeooo:rsid="015126c3"/>
    </style:style>
    <style:style style:name="T175" style:family="text">
      <style:text-properties officeooo:rsid="01532fcd"/>
    </style:style>
    <style:style style:name="T176"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7" style:family="text">
      <style:text-properties officeooo:rsid="01810784"/>
    </style:style>
    <style:style style:name="T178" style:family="text">
      <style:text-properties officeooo:rsid="018130ac"/>
    </style:style>
    <style:style style:name="T179" style:family="text">
      <style:text-properties officeooo:rsid="018595ef"/>
    </style:style>
    <style:style style:name="T180" style:family="text">
      <style:text-properties text:display="none"/>
    </style:style>
    <style:style style:name="T181" style:family="text">
      <style:text-properties officeooo:rsid="01917b20"/>
    </style:style>
    <style:style style:name="T182" style:family="text">
      <style:text-properties officeooo:rsid="01993f99"/>
    </style:style>
    <style:style style:name="T183" style:family="text">
      <style:text-properties officeooo:rsid="019f1b29"/>
    </style:style>
    <style:style style:name="T184" style:family="text">
      <style:text-properties officeooo:rsid="01a95af2"/>
    </style:style>
    <style:style style:name="T185" style:family="text">
      <style:text-properties officeooo:rsid="01a976a6"/>
    </style:style>
    <style:style style:name="T186" style:family="text">
      <style:text-properties officeooo:rsid="01ac2842"/>
    </style:style>
    <style:style style:name="T187" style:family="text">
      <style:text-properties officeooo:rsid="01aeb53e"/>
    </style:style>
    <style:style style:name="T188" style:family="text">
      <style:text-properties officeooo:rsid="01b6324d"/>
    </style:style>
    <style:style style:name="T189" style:family="text">
      <style:text-properties officeooo:rsid="01b827a2"/>
    </style:style>
    <style:style style:name="T190" style:family="text">
      <style:text-properties officeooo:rsid="01bbcf95"/>
    </style:style>
    <style:style style:name="T191" style:family="text">
      <style:text-properties officeooo:rsid="01bc566c"/>
    </style:style>
    <style:style style:name="T192" style:family="text">
      <style:text-properties officeooo:rsid="01c1cedc"/>
    </style:style>
    <style:style style:name="T193" style:family="text">
      <style:text-properties officeooo:rsid="01c32f6d"/>
    </style:style>
    <style:style style:name="T194" style:family="text">
      <style:text-properties officeooo:rsid="01c503f0"/>
    </style:style>
    <style:style style:name="T195" style:family="text">
      <style:text-properties officeooo:rsid="01c6e532"/>
    </style:style>
    <style:style style:name="T196" style:family="text">
      <style:text-properties officeooo:rsid="01c786ea"/>
    </style:style>
    <style:style style:name="T197" style:family="text">
      <style:text-properties officeooo:rsid="01c7f4cf"/>
    </style:style>
    <style:style style:name="T198" style:family="text">
      <style:text-properties officeooo:rsid="01cbd467"/>
    </style:style>
    <style:style style:name="T199" style:family="text">
      <style:text-properties officeooo:rsid="01d02a38"/>
    </style:style>
    <style:style style:name="T200" style:family="text">
      <style:text-properties officeooo:rsid="01d8ce41"/>
    </style:style>
    <style:style style:name="T201" style:family="text">
      <style:text-properties officeooo:rsid="01ebd7a4"/>
    </style:style>
    <style:style style:name="T202" style:family="text">
      <style:text-properties officeooo:rsid="01f05e3b"/>
    </style:style>
    <style:style style:name="T203" style:family="text">
      <style:text-properties style:font-name="Georgia1" officeooo:rsid="01f21c70"/>
    </style:style>
    <style:style style:name="T204" style:family="text">
      <style:text-properties style:font-name="Georgia1" officeooo:rsid="01f24357"/>
    </style:style>
    <style:style style:name="T205" style:family="text">
      <style:text-properties style:font-name="Georgia1" officeooo:rsid="01f32e95"/>
    </style:style>
    <style:style style:name="T206" style:family="text">
      <style:text-properties style:font-name="Georgia1" officeooo:rsid="01f512a3"/>
    </style:style>
    <style:style style:name="T207" style:family="text">
      <style:text-properties style:font-name="Georgia1" officeooo:rsid="01f68795"/>
    </style:style>
    <style:style style:name="T208" style:family="text">
      <style:text-properties style:font-name="Georgia1" officeooo:rsid="01f7b7a0"/>
    </style:style>
    <style:style style:name="T209" style:family="text">
      <style:text-properties style:font-name="Georgia1" officeooo:rsid="01f8697c"/>
    </style:style>
    <style:style style:name="T210" style:family="text">
      <style:text-properties style:font-name="Georgia1" officeooo:rsid="01fa2d34"/>
    </style:style>
    <style:style style:name="T211" style:family="text">
      <style:text-properties style:font-name="Georgia1" officeooo:rsid="01fa968b"/>
    </style:style>
    <style:style style:name="T212" style:family="text">
      <style:text-properties style:font-name="Georgia1" officeooo:rsid="01fbaabf"/>
    </style:style>
    <style:style style:name="T213" style:family="text">
      <style:text-properties style:font-name="Georgia1" officeooo:rsid="01fc29da"/>
    </style:style>
    <style:style style:name="T214" style:family="text">
      <style:text-properties style:font-name="Georgia1" officeooo:rsid="01fd7bd8"/>
    </style:style>
    <style:style style:name="T215" style:family="text">
      <style:text-properties style:font-name="Georgia1" officeooo:rsid="01fe52d5"/>
    </style:style>
    <style:style style:name="T216" style:family="text">
      <style:text-properties style:font-name="Georgia1" officeooo:rsid="01fe9047"/>
    </style:style>
    <style:style style:name="T217" style:family="text">
      <style:text-properties style:font-name="Georgia1" officeooo:rsid="0201ef70"/>
    </style:style>
    <style:style style:name="T218" style:family="text">
      <style:text-properties style:font-name="Georgia1" officeooo:rsid="02031fbf"/>
    </style:style>
    <style:style style:name="T219" style:family="text">
      <style:text-properties style:font-name="Georgia1" officeooo:rsid="02049ec0"/>
    </style:style>
    <style:style style:name="T220" style:family="text">
      <style:text-properties style:font-name="Georgia1" officeooo:rsid="02065359"/>
    </style:style>
    <style:style style:name="T221" style:family="text">
      <style:text-properties style:font-name="Georgia1" officeooo:rsid="0207c249"/>
    </style:style>
    <style:style style:name="T222" style:family="text">
      <style:text-properties style:font-name="Georgia1" officeooo:rsid="020881e5"/>
    </style:style>
    <style:style style:name="T223" style:family="text">
      <style:text-properties style:font-name="Georgia1" officeooo:rsid="0208c7b3"/>
    </style:style>
    <style:style style:name="T224" style:family="text">
      <style:text-properties style:font-name="Georgia1" officeooo:rsid="020b93e5"/>
    </style:style>
    <style:style style:name="T225" style:family="text">
      <style:text-properties officeooo:rsid="020fe211"/>
    </style:style>
    <style:style style:name="T226" style:family="text">
      <style:text-properties officeooo:rsid="021095b5"/>
    </style:style>
    <style:style style:name="T227" style:family="text">
      <style:text-properties officeooo:rsid="02111a78"/>
    </style:style>
    <style:style style:name="T228" style:family="text">
      <style:text-properties officeooo:rsid="02156056"/>
    </style:style>
    <style:style style:name="T229" style:family="text">
      <style:text-properties officeooo:rsid="021931c2"/>
    </style:style>
    <style:style style:name="T230" style:family="text">
      <style:text-properties officeooo:rsid="021d6040"/>
    </style:style>
    <style:style style:name="T231" style:family="text">
      <style:text-properties officeooo:rsid="0226e814"/>
    </style:style>
    <style:style style:name="T232" style:family="text">
      <style:text-properties officeooo:rsid="022afa54"/>
    </style:style>
    <style:style style:name="T233" style:family="text">
      <style:text-properties officeooo:rsid="022f3390"/>
    </style:style>
    <style:style style:name="T234" style:family="text">
      <style:text-properties officeooo:rsid="02351985"/>
    </style:style>
    <style:style style:name="T235" style:family="text">
      <style:text-properties officeooo:rsid="0236d3e1"/>
    </style:style>
    <style:style style:name="T236" style:family="text">
      <style:text-properties officeooo:rsid="02384a7c"/>
    </style:style>
    <style:style style:name="T237" style:family="text">
      <style:text-properties officeooo:rsid="023aa3f0"/>
    </style:style>
    <style:style style:name="T238" style:family="text">
      <style:text-properties officeooo:rsid="023cccf6"/>
    </style:style>
    <style:style style:name="T239" style:family="text">
      <style:text-properties officeooo:rsid="023f1eb9"/>
    </style:style>
    <style:style style:name="T240" style:family="text">
      <style:text-properties officeooo:rsid="0245350a"/>
    </style:style>
    <style:style style:name="T241" style:family="text">
      <style:text-properties officeooo:rsid="0245573d"/>
    </style:style>
    <style:style style:name="T242" style:family="text">
      <style:text-properties style:text-underline-style="solid" style:text-underline-width="auto" style:text-underline-color="font-color"/>
    </style:style>
    <style:style style:name="T243" style:family="text">
      <style:text-properties officeooo:rsid="024815b0"/>
    </style:style>
    <style:style style:name="T244" style:family="text">
      <style:text-properties officeooo:rsid="02495ff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7">después</text:span> de mucho <text:span text:style-name="T87">tiempo</text:span> sin iniciar <text:span text:style-name="T87">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3737014613" text:style-name="L1">
        <text:list-item>
          <text:p text:style-name="P233"><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5">Realizado</text:span> en la <text:span text:style-name="T86">documentación.</text:span></text:p>
      <text:p text:style-name="P20"/>
      <text:list xml:id="list203429972438480" text:continue-numbering="true" text:style-name="L1">
        <text:list-item>
          <text:p text:style-name="P239">Definir sucesión de objetivos e implementaciones a conseguir.</text:p>
        </text:list-item>
      </text:list>
      <text:list xml:id="list1778860216" text:style-name="L2">
        <text:list-item>
          <text:p text:style-name="P234"><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83"><text:span text:style-name="T17">E</text:span><text:span text:style-name="T7">xportaciones con Jaspert report.</text:span></text:p>
        </text:list-item>
        <text:list-item>
          <text:p text:style-name="P240">Dar colores a los margenes horarios</text:p>
        </text:list-item>
        <text:list-item>
          <text:p text:style-name="P284"><text:span text:style-name="T13">D</text:span><text:span text:style-name="T7">ar flexibilidad a l</text:span><text:span text:style-name="T18">os margenes de horas </text:span><text:span text:style-name="T19">y </text:span><text:span text:style-name="T20">días.</text:span></text:p>
        </text:list-item>
        <text:list-item>
          <text:p text:style-name="P283"><text:span text:style-name="T7">Gestionar </text:span><text:span text:style-name="T21">múltiples </text:span><text:span text:style-name="T7">horarios</text:span></text:p>
        </text:list-item>
        <text:list-item>
          <text:p text:style-name="P241">detectar conflictos.</text:p>
        </text:list-item>
      </text:list>
      <text:p text:style-name="P25"/>
      <text:list xml:id="list203428915597855" text:continue-list="list203429972438480" text:style-name="L1">
        <text:list-item>
          <text:p text:style-name="P242">Decisión del ciclo de vida.</text:p>
        </text:list-item>
      </text:list>
      <text:p text:style-name="P26">Realizado en la documentación.</text:p>
      <text:p text:style-name="P25"/>
      <text:p text:style-name="P25"/>
      <text:p text:style-name="P25"/>
      <text:p text:style-name="P25"/>
      <text:list xml:id="list203430202750195" text:continue-numbering="true" text:style-name="L1">
        <text:list-item>
          <text:p text:style-name="P233"><text:soft-page-break/><text:span text:style-name="T8">Elección del lenguaje de </text:span><text:span text:style-name="T9">programación.</text:span></text:p>
        </text:list-item>
      </text:list>
      <text:p text:style-name="P14">Usare Java, ya que es con el que he aprendido y conozco mejor, ade<text:span text:style-name="T92">m</text:span>as de sus apis y frameworks.</text:p>
      <text:p text:style-name="P15">Ademas de querer desarrollar una versión presentable y algo funcional del codig</text:p>
      <text:p text:style-name="P22"/>
      <text:list xml:id="list203430257135283" text:continue-numbering="true" text:style-name="L1">
        <text:list-item>
          <text:p text:style-name="P243"><text:span text:style-name="T89">Investigación y decisión de</text:span> la<text:span text:style-name="T90">s</text:span> plataforma<text:span text:style-name="T90">s</text:span> para el desarrollo </text:p>
        </text:list-item>
      </text:list>
      <text:p text:style-name="P21"><text:span text:style-name="T85">Realizado</text:span> en la <text:span text:style-name="T86">documentación.</text:span></text:p>
      <text:p text:style-name="P21"/>
      <text:list xml:id="list203430282813804" text:continue-numbering="true" text:style-name="L1">
        <text:list-item>
          <text:p text:style-name="P243"><text:span text:style-name="T88">instalación y configuración de los programas a emplear</text:span>.</text:p>
        </text:list-item>
      </text:list>
      <text:p text:style-name="P23"><text:span text:style-name="T93">Instalación de Eclipse, Dia y plugin window builder para eclipse</text:span>.</text:p>
      <text:p text:style-name="P24">No descarto instalar otros programas conforme sean necesarios</text:p>
      <text:p text:style-name="P24"/>
      <text:p text:style-name="P24"/>
      <text:list xml:id="list203428940088278" text:continue-numbering="true" text:style-name="L1">
        <text:list-item>
          <text:p text:style-name="P285"><text:span text:style-name="T83">Definir los objetos que intervienen </text:span><text:span text:style-name="T84">y sus relaciones entre ellos </text:span><text:span text:style-name="T83">en el programa.</text:span></text:p>
        </text:list-item>
      </text:list>
      <text:p text:style-name="P27"/>
      <text:p text:style-name="P27"/>
      <text:p text:style-name="P12"/>
      <text:p text:style-name="P12">6/5/2020</text:p>
      <text:p text:style-name="P12"/>
      <text:p text:style-name="P16">He buscado alguna <text:span text:style-name="T96">solución</text:span> para el <text:span text:style-name="T94">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430015554550" text:continue-numbering="true" text:style-name="L1">
        <text:list-item>
          <text:p text:style-name="P298">Definir las implementaciones y el orden de <text:span text:style-name="T91">implementación.</text:span></text:p>
        </text:list-item>
      </text:list>
      <text:p text:style-name="P30">(Copiado y pegado de la <text:span text:style-name="T108">documentación</text:span>)</text:p>
      <text:p text:style-name="P28"/>
      <text:list xml:id="list22174180" text:style-name="L3">
        <text:list-item>
          <text:list>
            <text:list-item>
              <text:p text:style-name="P235"><text:span text:style-name="T76">D</text:span><text:span text:style-name="T77">iseño </text:span><text:span text:style-name="T78">e </text:span><text:span text:style-name="T82">implementación</text:span><text:span text:style-name="T78"> de la interfaz </text:span><text:span text:style-name="T77">de la interfaz.</text:span></text:p>
            </text:list-item>
            <text:list-item>
              <text:p text:style-name="P235"><text:span text:style-name="T79">Implementación</text:span><text:span text:style-name="T80"> de </text:span><text:span text:style-name="T81">módulos</text:span><text:span text:style-name="T80">, habitaciones, trabajadores y grupos de alumnos.</text:span></text:p>
            </text:list-item>
            <text:list-item>
              <text:p text:style-name="P281">Implementar <text:span text:style-name="T97">la interfaz d</text:span>el horario en el área de trabajo <text:span text:style-name="T99">para una semana sin flexibilidad en las horas.</text:span></text:p>
            </text:list-item>
            <text:list-item>
              <text:p text:style-name="P282">Manipular el área de trabajo.</text:p>
            </text:list-item>
            <text:list-item>
              <text:p text:style-name="P281"><text:span text:style-name="T100">Permanencia de los horarios</text:span><text:span text:style-name="T102">.</text:span></text:p>
            </text:list-item>
            <text:list-item>
              <text:p text:style-name="P235"><text:span text:style-name="T68">Incorporar</text:span><text:span text:style-name="T69"> J</text:span><text:span text:style-name="T70">asper </text:span><text:span text:style-name="T71">R</text:span><text:span text:style-name="T70">eport.</text:span></text:p>
            </text:list-item>
          </text:list>
        </text:list-item>
      </text:list>
      <text:p text:style-name="P152"/>
      <text:p text:style-name="P153"><text:tab/>1.0 Revisión funcionalidad mínima.</text:p>
      <text:p text:style-name="P155"/>
      <text:p text:style-name="P155"><text:span text:style-name="T103">-</text:span><text:span text:style-name="T104">El segundo</text:span><text:span text:style-name="T105"> conjunto de versiones </text:span><text:span text:style-name="T106">y en adelante, </text:span><text:span text:style-name="T105">se centrara</text:span><text:span text:style-name="T107">n</text:span><text:span text:style-name="T105"> en mejorar la funcionalidad y potenciar las capacidades del programa.</text:span></text:p>
      <text:p text:style-name="P155"><text:tab/></text:p>
      <text:p text:style-name="P156"><text:tab/>1.1 Flexibilidad en las horas.</text:p>
      <text:p text:style-name="P155"><text:span text:style-name="T98"><text:tab/>1.2 </text:span>Uso de varios horarios.</text:p>
      <text:p text:style-name="P158"><text:span text:style-name="T72"><text:tab/>1.3 </text:span><text:span text:style-name="T73">Flexibilidad</text:span><text:span text:style-name="T74"> de </text:span><text:span text:style-name="T75">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3428817423517" text:continue-list="list203430015554550" text:style-name="L1">
        <text:list-item>
          <text:p text:style-name="P299"><text:span text:style-name="T95">Estudiar el </text:span>siguiente tema de <text:span text:style-name="T91">actualización.</text:span></text:p>
        </text:list-item>
      </text:list>
      <text:p text:style-name="P29"/>
      <text:p text:style-name="P33"><text:tab/>0,1Diseño e implementación de la interfaz de la interfaz.</text:p>
      <text:p text:style-name="P29"/>
      <text:p text:style-name="P31"><text:span text:style-name="T109">Análisis</text:span>:</text:p>
      <text:p text:style-name="P31"><text:tab/>elementos en la interfaz:</text:p>
      <text:p text:style-name="P31"/>
      <text:list xml:id="list3560966861" text:style-name="L4">
        <text:list-item>
          <text:p text:style-name="P236"><text:span text:style-name="T26">Área</text:span><text:span text:style-name="T22"> de trabajo</text:span></text:p>
          <text:list>
            <text:list-item>
              <text:p text:style-name="P286"><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87"><text:span text:style-name="T29">H</text:span><text:span text:style-name="T7">orario</text:span></text:p>
            </text:list-item>
          </text:list>
        </text:list-item>
      </text:list>
      <text:p text:style-name="P34"/>
      <text:list xml:id="list203429376993161" text:continue-numbering="true" text:style-name="L4">
        <text:list-item>
          <text:p text:style-name="P288"><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289"><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2939070048" text:style-name="L5">
        <text:list-item>
          <text:p text:style-name="P290"><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291"><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1576606080" text:style-name="L6">
        <text:list-item>
          <text:p text:style-name="P244">Archivo</text:p>
          <text:list>
            <text:list-item>
              <text:p text:style-name="P244">abrir</text:p>
            </text:list-item>
            <text:list-item>
              <text:p text:style-name="P244">Guardar</text:p>
            </text:list-item>
            <text:list-item>
              <text:p text:style-name="P244">Guardar como:</text:p>
            </text:list-item>
            <text:list-item>
              <text:p text:style-name="P244">exportar</text:p>
            </text:list-item>
            <text:list-item>
              <text:p text:style-name="P245">(mas?)</text:p>
            </text:list-item>
          </text:list>
        </text:list-item>
      </text:list>
      <text:p text:style-name="P37"/>
      <text:list xml:id="list203428772260581" text:continue-numbering="true" text:style-name="L6">
        <text:list-item>
          <text:p text:style-name="P292"><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1">suspensión</text:span> de las practicas,</text:p>
      <text:p text:style-name="P41">como voy a añadirle el grupo de alumnos y la <text:span text:style-name="T111">habitación</text:span> <text:span text:style-name="T110">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3">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889929547" text:style-name="L7">
        <text:list-item>
          <text:p text:style-name="P246">Definiendo las ventanas:</text:p>
        </text:list-item>
      </text:list>
      <text:p text:style-name="P43">Primero tengo que definir el contenido de las ventanas:</text:p>
      <text:p text:style-name="P45">La interfaz principal ya esta diseñada.</text:p>
      <text:p text:style-name="P46">Las interfaces <text:span text:style-name="T113">para generar</text:span> tienen que contener lo siguiente:</text:p>
      <text:p text:style-name="P46"/>
      <text:p text:style-name="P46">Alumnos:</text:p>
      <text:list xml:id="list2992867099" text:style-name="L8">
        <text:list-item>
          <text:p text:style-name="P247"><text:span text:style-name="T112">N</text:span>ombre</text:p>
        </text:list-item>
        <text:list-item>
          <text:p text:style-name="P247"><text:span text:style-name="T112">A</text:span>pellido 1</text:p>
        </text:list-item>
        <text:list-item>
          <text:p text:style-name="P247"><text:span text:style-name="T112">A</text:span>pellido 2</text:p>
        </text:list-item>
        <text:list-item>
          <text:p text:style-name="P248"><text:span text:style-name="T112">C</text:span>urso</text:p>
        </text:list-item>
      </text:list>
      <text:p text:style-name="P45"/>
      <text:p text:style-name="P47">Docente</text:p>
      <text:list xml:id="list1939268021" text:style-name="L9">
        <text:list-item>
          <text:p text:style-name="P249">Nombre</text:p>
        </text:list-item>
        <text:list-item>
          <text:p text:style-name="P249">Apellido <text:span text:style-name="T114">1</text:span></text:p>
        </text:list-item>
        <text:list-item>
          <text:p text:style-name="P250">Apellido 2</text:p>
        </text:list-item>
        <text:list-item>
          <text:p text:style-name="P249">Especialidad</text:p>
        </text:list-item>
      </text:list>
      <text:p text:style-name="P47"/>
      <text:p text:style-name="P48">Asignatura</text:p>
      <text:list xml:id="list4077902271" text:style-name="L10">
        <text:list-item>
          <text:p text:style-name="P251">Nombre</text:p>
        </text:list-item>
      </text:list>
      <text:p text:style-name="P48"/>
      <text:p text:style-name="P49">Habitación</text:p>
      <text:list xml:id="list1600210966" text:style-name="L11">
        <text:list-item>
          <text:p text:style-name="P252">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5">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7">genérica</text:span> <text:span text:style-name="T116">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8">(</text:span>con <text:span text:style-name="T118">el texto de </text:span>la cadena introducida<text:span text:style-name="T118">)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0">instanciar la clase H</text:span>abitacion (el que estoy usando para pruebas y avanzar) como crearlo y notificar al controlador, <text:span text:style-name="T121">más adelante mirare como reducir el código que genere en este punto de la clase.</text:span></text:p>
      <text:p text:style-name="P58"/>
      <text:p text:style-name="P58"><text:span text:style-name="T122">JButton </text:span><text:span text:style-name="T125">button</text:span><text:span text:style-name="T122"> = </text:span><text:span text:style-name="T126">new</text:span><text:span text:style-name="T122"> JButton(</text:span><text:span text:style-name="T129">"A\u00F1adir"</text:span><text:span text:style-name="T122">);</text:span></text:p>
      <text:p text:style-name="P186"><text:span text:style-name="T122"><text:tab/><text:tab/></text:span><text:span text:style-name="T125">button</text:span><text:span text:style-name="T122">.addActionListener(</text:span><text:span text:style-name="T126">new</text:span><text:span text:style-name="T122"> ActionListener() {</text:span></text:p>
      <text:p text:style-name="P186"><text:span text:style-name="T122"><text:tab/><text:tab/><text:tab/></text:span><text:span text:style-name="T126">public</text:span><text:span text:style-name="T122"> </text:span><text:span text:style-name="T126">void</text:span><text:span text:style-name="T122"> actionPerformed(ActionEvent </text:span><text:span text:style-name="T125">arg0</text:span><text:span text:style-name="T122">) {</text:span></text:p>
      <text:p text:style-name="P188"><text:tab/><text:tab/><text:tab/><text:tab/></text:p>
      <text:p text:style-name="P188"><text:tab/><text:tab/><text:tab/><text:tab/></text:p>
      <text:p text:style-name="P188"><text:tab/><text:tab/><text:tab/><text:tab/></text:p>
      <text:p text:style-name="P186"><text:span text:style-name="T122"><text:tab/><text:tab/><text:tab/><text:tab/></text:span><text:span text:style-name="T130">//</text:span><text:span text:style-name="T132">TODO</text:span><text:span text:style-name="T130"> </text:span><text:span text:style-name="T131">encontrar</text:span><text:span text:style-name="T130"> </text:span><text:span text:style-name="T131">una</text:span><text:span text:style-name="T130"> </text:span><text:span text:style-name="T131">solucin</text:span><text:span text:style-name="T130"> </text:span><text:span text:style-name="T131">mejor</text:span><text:span text:style-name="T130"> </text:span><text:span text:style-name="T131">que</text:span><text:span text:style-name="T130"> </text:span><text:span text:style-name="T131">este</text:span><text:span text:style-name="T130"> </text:span><text:span text:style-name="T131">swich</text:span><text:span text:style-name="T130"> case </text:span><text:span text:style-name="T131">aqui</text:span></text:p>
      <text:p text:style-name="P186"><text:span text:style-name="T122"><text:tab/><text:tab/><text:tab/><text:tab/></text:span><text:span text:style-name="T126">switch</text:span><text:span text:style-name="T122"> (</text:span><text:span text:style-name="T125">titulo</text:span><text:span text:style-name="T122">) {</text:span></text:p>
      <text:p text:style-name="P186"><text:span text:style-name="T122"><text:tab/><text:tab/><text:tab/><text:tab/></text:span><text:span text:style-name="T126">case</text:span><text:span text:style-name="T122"> </text:span><text:span text:style-name="T129">"Habitaciones"</text:span><text:span text:style-name="T122">:</text:span></text:p>
      <text:p text:style-name="P186"><text:span text:style-name="T122"><text:tab/><text:tab/><text:tab/><text:tab/><text:tab/>String[] </text:span><text:span text:style-name="T125">inputs</text:span><text:span text:style-name="T122"> = {</text:span><text:span text:style-name="T129">"hola"</text:span><text:span text:style-name="T122">, </text:span><text:span text:style-name="T129">"mundo"</text:span><text:span text:style-name="T122">, </text:span><text:span text:style-name="T129">"2"</text:span><text:span text:style-name="T122">};</text:span></text:p>
      <text:p text:style-name="P186"><text:span text:style-name="T122"><text:tab/><text:tab/><text:tab/><text:tab/><text:tab/>InputPopup </text:span><text:span text:style-name="T125">inputsVentana</text:span><text:span text:style-name="T122"> = </text:span><text:span text:style-name="T126">new</text:span><text:span text:style-name="T122"> InputPopup(</text:span><text:span text:style-name="T125">framePadre</text:span><text:span text:style-name="T122">, </text:span><text:span text:style-name="T126">true</text:span><text:span text:style-name="T122">, </text:span><text:span text:style-name="T125">inputs</text:span><text:span text:style-name="T122">);</text:span></text:p>
      <text:p text:style-name="P188"><text:tab/><text:tab/><text:tab/><text:tab/><text:tab/></text:p>
      <text:p text:style-name="P186"><text:span text:style-name="T122"><text:tab/><text:tab/><text:tab/><text:tab/><text:tab/></text:span><text:span text:style-name="T130">//</text:span><text:span text:style-name="T131">si</text:span><text:span text:style-name="T130"> el </text:span><text:span text:style-name="T131">usuario</text:span><text:span text:style-name="T130"> a </text:span><text:span text:style-name="T131">pulsado</text:span><text:span text:style-name="T130"> </text:span><text:span text:style-name="T131">ok</text:span><text:span text:style-name="T130"> o </text:span><text:span text:style-name="T131">intro</text:span></text:p>
      <text:p text:style-name="P186"><text:span text:style-name="T122"><text:tab/><text:tab/><text:tab/><text:tab/><text:tab/></text:span><text:span text:style-name="T126">if</text:span><text:span text:style-name="T122"> (</text:span><text:span text:style-name="T125">inputsVentana</text:span><text:span text:style-name="T122">.</text:span><text:span text:style-name="T133">isAcepted</text:span><text:span text:style-name="T122">) {</text:span></text:p>
      <text:p text:style-name="P188"><text:tab/><text:tab/><text:tab/><text:tab/><text:tab/><text:tab/></text:p>
      <text:p text:style-name="P188"><text:tab/><text:tab/><text:tab/><text:tab/><text:tab/>}</text:p>
      <text:p text:style-name="P188"><text:tab/><text:tab/><text:tab/><text:tab/><text:tab/></text:p>
      <text:p text:style-name="P186"><text:span text:style-name="T122"><text:tab/><text:tab/><text:tab/><text:tab/><text:tab/></text:span><text:span text:style-name="T130">/*String[] </text:span><text:span text:style-name="T131">entradas</text:span><text:span text:style-name="T130"> = inputsVentana.getData();</text:span></text:p>
      <text:p text:style-name="P186"><text:span text:style-name="T130"><text:tab/><text:tab/><text:tab/><text:tab/><text:tab/>for (String input : </text:span><text:span text:style-name="T131">entradas</text:span><text:span text:style-name="T130">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2"><text:tab/><text:tab/><text:tab/><text:tab/><text:tab/></text:span><text:span text:style-name="T126">break</text:span><text:span text:style-name="T122">;</text:span></text:p>
      <text:p text:style-name="P187"/>
      <text:p text:style-name="P186"><text:span text:style-name="T122"><text:tab/><text:tab/><text:tab/><text:tab/></text:span><text:span text:style-name="T126">default</text:span><text:span text:style-name="T122">:</text:span></text:p>
      <text:p text:style-name="P186"><text:span text:style-name="T122"><text:tab/><text:tab/><text:tab/><text:tab/><text:tab/>System.</text:span><text:span text:style-name="T134">out</text:span><text:span text:style-name="T122">.println(</text:span><text:span text:style-name="T129">"--------ERROR:Titulo no encontrado"</text:span><text:span text:style-name="T122">);</text:span></text:p>
      <text:p text:style-name="P186"><text:span text:style-name="T122"><text:tab/><text:tab/><text:tab/><text:tab/><text:tab/></text:span><text:span text:style-name="T126">break</text:span><text:span text:style-name="T122">;</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19">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6">realizando diagrama</text:span></text:p>
      <text:p text:style-name="P62"/>
      <text:p text:style-name="P63"><text:span text:style-name="T137">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8">desde el controlador</text:span></text:p>
      <text:p text:style-name="P65"/>
      <text:p text:style-name="P67">Al mover la llamada al dialogo (InpuPopup) al ControladorInterfaz este tenia que ser static por lo que he añadido getFrame a la clase interfaz para el modal de este. <text:span text:style-name="T139">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0">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3">código</text:span> para poder ver por donde ira el <text:span text:style-name="T143">código</text:span>, me doy cuenta que no he hecho el evento <text:span text:style-name="T141">de AniadirObjeto </text:span></text:p>
      <text:p text:style-name="P71"/>
      <text:p text:style-name="P72">La primera idea es hacerlo sobre la clase ControladorInterfaz, <text:span text:style-name="T142">pero he considerado que es mejor hacerlo en una clase aparte.</text:span></text:p>
      <text:p text:style-name="P73">Ademas tengo que mirar como pasar información de ListaTargetas a al evento y recogerla <text:span text:style-name="T144">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5"> </text:span></text:p>
      <text:p text:style-name="P73">Ya he realizado la primera <text:span text:style-name="T146">versión</text:span> de ColeccionEventosInterfaz, queda: <text:span text:style-name="T147">ver como se recoge el evento y como pasar información.</text:span></text:p>
      <text:p text:style-name="P73"/>
      <text:p text:style-name="P74">He experimentado como funciona el <text:span text:style-name="T149">código</text:span> del evento y he llegado <text:span text:style-name="T148">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061488812" text:style-name="L12">
        <text:list-item>
          <text:p text:style-name="P253">saber que ListaTarjetas es la que ha lanzado el evento</text:p>
        </text:list-item>
        <text:list-item>
          <text:p text:style-name="P253">Los datos que ha introducido</text:p>
        </text:list-item>
      </text:list>
      <text:p text:style-name="P76"/>
      <text:p text:style-name="P78">Usare <text:span text:style-name="T150">la clase</text:span> Map con el siguiente esquema:</text:p>
      <text:list xml:id="list2294084011" text:style-name="L13">
        <text:list-item>
          <text:p text:style-name="P254">instancia de listaTarjeta que ha lanzado el evento</text:p>
        </text:list-item>
        <text:list-item>
          <text:p text:style-name="P254">String array de los valores que pase</text:p>
        </text:list-item>
      </text:list>
      <text:p text:style-name="P78"/>
      <text:p text:style-name="P78"/>
      <text:p text:style-name="P78"/>
      <text:p text:style-name="P80">Estoy <text:span text:style-name="T155">haciendo</text:span> el <text:span text:style-name="T155">código</text:span> para pasar la instancia de <text:span text:style-name="T156">H</text:span>abitacion creada pero me da un problema en el cast</text:p>
      <text:p text:style-name="P79"/>
      <text:p text:style-name="P79"><text:span text:style-name="T127">switch</text:span><text:span text:style-name="T122"> ( ((ListaTargetas) </text:span><text:span text:style-name="T125">data</text:span><text:span text:style-name="T122">.get(</text:span><text:span text:style-name="T129">"ListaTarjeta"</text:span><text:span text:style-name="T122">)).getTitulo() ) {</text:span></text:p>
      <text:p text:style-name="P186"><text:span text:style-name="T122"><text:tab/><text:tab/></text:span><text:span text:style-name="T126">case</text:span><text:span text:style-name="T122"> </text:span><text:span text:style-name="T129">"Habitaciones"</text:span><text:span text:style-name="T122">:</text:span></text:p>
      <text:p text:style-name="P186"><text:span text:style-name="T122"><text:tab/><text:tab/><text:tab/>CrearHabitacion( (String[]) </text:span><text:span text:style-name="T125">data</text:span><text:span text:style-name="T122">.get(</text:span><text:span text:style-name="T129">"Datos"</text:span><text:span text:style-name="T122">) );</text:span></text:p>
      <text:p text:style-name="P186"><text:span text:style-name="T122"><text:tab/><text:tab/><text:tab/></text:span><text:span text:style-name="T133">colHabitaciones</text:span><text:span text:style-name="T122">.get( </text:span><text:span text:style-name="T133">colHabitaciones</text:span><text:span text:style-name="T122">.size() );</text:span></text:p>
      <text:p text:style-name="P186"><text:span text:style-name="T122"><text:tab/><text:tab/><text:tab/></text:span><text:span text:style-name="T126">break</text:span><text:span text:style-name="T122">;</text:span></text:p>
      <text:p text:style-name="P187"/>
      <text:p text:style-name="P186"><text:span text:style-name="T122"><text:tab/><text:tab/></text:span><text:span text:style-name="T126">default</text:span><text:span text:style-name="T122">:</text:span></text:p>
      <text:p text:style-name="P186"><text:span text:style-name="T122"><text:tab/><text:tab/><text:tab/></text:span><text:span text:style-name="T126">break</text:span><text:span text:style-name="T122">;</text:span></text:p>
      <text:p text:style-name="P79"><text:span text:style-name="T122"><text:tab/><text:tab/></text:span><text:span text:style-name="T123">}</text:span></text:p>
      <text:p text:style-name="P167"/>
      <text:p text:style-name="P79"><text:span text:style-name="T151">Exception in thread "AWT-EventQueue-0" </text:span><text:span text:style-name="T152">java.lang.ClassCastException</text:span><text:span text:style-name="T151">: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4">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4">me toca modificar un poco lo de getTitulo() </text:span></text:p>
      <text:p text:style-name="P83">Ha funcionado el cambio a <text:span text:style-name="T153"><text:s/></text:span><text:span text:style-name="T124">Map&lt;String, String[]&gt;</text:span><text:span text:style-name="T153">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8">información</text:span> grafica y que sea <text:span text:style-name="T157">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2">me centrare</text:span> en mostrar primero dicho objeto por pantalla. <text:span text:style-name="T163">B</text:span>uscando donde poner un <text:span text:style-name="T161">método</text:span> para que indique a los ListaTarjetas que tienen que añadir un objeto, <text:span text:style-name="T159">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0">l</text:span>a<text:span text:style-name="T160">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4">en ControaldorInterfaz </text:span></text:p>
      <text:p text:style-name="P91"><text:span text:style-name="T128">public</text:span><text:span text:style-name="T124"> </text:span><text:span text:style-name="T128">static</text:span><text:span text:style-name="T124"> Interfaz </text:span><text:span text:style-name="T135">interfaz</text:span><text:span text:style-name="T124"> = </text:span><text:span text:style-name="T128">new</text:span><text:span text:style-name="T124">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5">prefiero antes un método, y creo que el problema es como inicializo los controladores</text:span>, <text:span text:style-name="T165">aun así ya entra el objeto InfoPanel a Listatarjetas y se muestra en pantalla</text:span></text:p>
      <text:p text:style-name="P95"><text:soft-page-break/><text:span text:style-name="T166">E</text:span>n la imagen <text:span text:style-name="T167">anterior</text:span> he creado tres objetos <text:span text:style-name="T167">H</text:span>abitacion para ver como se comportaban <text:span text:style-name="T166">en ListaTarjetas</text:span></text:p>
      <text:p text:style-name="P96">La <text:span text:style-name="T167">colocación</text:span> creo que es por el layout de ListaTargetas, ademas de usar un scroll el cual no controlo bien.</text:p>
      <text:p text:style-name="P96"/>
      <text:p text:style-name="P96">Por el momento voy a buscar porque no se muestra información en las <text:span text:style-name="T167">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9">Acabo</text:span> de darme cuenta que he de modificar la llamada a InfoPopup y cambiar <text:span text:style-name="T168">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0">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1">para controlar que alumnos hay en que grupo y como añadirlos</text:span></text:p>
      <text:p text:style-name="P101"/>
      <text:p text:style-name="P102">Por el momento y para llegar a realizar la interfaz, no haré un gestor para los alumnos, <text:span text:style-name="T172">si veo que no es necesario.</text:span></text:p>
      <text:p text:style-name="P102"/>
      <text:p text:style-name="P103">Lo siguiente que quiero es poder eliminar estos objetos creados, para ello ya intente <text:span text:style-name="T173">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4">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5">botón</text:span> de eliminar, para el cual intentare <text:span text:style-name="T175">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76">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422378833" text:style-name="L14">
        <text:list-item>
          <text:p text:style-name="P293"><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55">He confundido los objetos que se emplean como algo externo cuando estos van en el modelo</text:p>
        </text:list-item>
        <text:list-item>
          <text:p text:style-name="P294"><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295"><text:span text:style-name="T7">no estoy seguro de si es un error pero hice código para diferenciar varias instancias de una misma clase </text:span><text:span text:style-name="T48">en esta misma</text:span><text:span text:style-name="T7">.</text:span></text:p>
        </text:list-item>
        <text:list-item>
          <text:p text:style-name="P256">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77">estas clases las pienso reutilizar</text:span>.</text:p>
      <text:p text:style-name="P119"/>
      <text:p text:style-name="P120">Lo siguiente que estoy haciendo es relacionar y crear los <text:span text:style-name="T178">métodos</text:span> <text:span text:style-name="T178">entre las clases Persona, Docente, Alumno, GrupoAlumnos, me queda GrupoAlumnos y estoy investigando como realizar la colección de Alumno.</text:span></text:p>
      <text:p text:style-name="P121">He decidido que usare arrayList, ya que se comporta como un array <text:span text:style-name="T179">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0"><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1">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3">solución</text:span> que usare es:</text:p>
      <text:p text:style-name="P127">MargenTiempo definir 4 atributos: hora y minutos para el inicio y fin del periodo, <text:span text:style-name="T182">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4">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86">están</text:span> creando diferentes puntos de vista: <text:span text:style-name="T185">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87">del XML</text:span></text:p>
      <text:p text:style-name="P137"><text:tab/>Indicar dentro de los objetos los momentos sobre el horario</text:p>
      <text:p text:style-name="P142">ejemplo:</text:p>
      <text:list xml:id="list2735061231" text:style-name="L15">
        <text:list-item>
          <text:p text:style-name="P257">Objetos</text:p>
          <text:list>
            <text:list-item>
              <text:p text:style-name="P257">GrupoAlumnos</text:p>
              <text:list>
                <text:list-item>
                  <text:p text:style-name="P257">Alumnos:<text:tab/><text:tab/>(…)</text:p>
                </text:list-item>
                <text:list-item>
                  <text:p text:style-name="P257">nombreGrupo: <text:tab/><text:span text:style-name="T190">1º ESO</text:span></text:p>
                </text:list-item>
                <text:list-item>
                  <text:p text:style-name="P261">T<text:span text:style-name="T191">i</text:span>empos</text:p>
                  <text:list>
                    <text:list-item>
                      <text:p text:style-name="P262">lunes</text:p>
                      <text:list>
                        <text:list-item>
                          <text:p text:style-name="P262">1ºhora</text:p>
                          <text:list>
                            <text:list-item>
                              <text:p text:style-name="P262">profesor: <text:tab/><text:span text:style-name="T192">donatelo</text:span></text:p>
                            </text:list-item>
                            <text:list-item>
                              <text:p text:style-name="P262">asignatur<text:span text:style-name="T192">a</text:span>: <text:tab/><text:span text:style-name="T192">castellano</text:span></text:p>
                            </text:list-item>
                            <text:list-item>
                              <text:p text:style-name="P262">Habitacion: <text:tab/><text:span text:style-name="T192">12</text:span></text:p>
                            </text:list-item>
                          </text:list>
                        </text:list-item>
                        <text:list-item>
                          <text:p text:style-name="P262">2ºhora</text:p>
                          <text:list>
                            <text:list-item>
                              <text:p text:style-name="P263">profesor: <text:tab/>michelangelo<text:span text:style-name="T194"> </text:span></text:p>
                            </text:list-item>
                            <text:list-item>
                              <text:p text:style-name="P263">asignatur<text:span text:style-name="T192">a</text:span>: <text:tab/><text:span text:style-name="T194">biologia</text:span></text:p>
                            </text:list-item>
                            <text:list-item>
                              <text:p text:style-name="P263">Habitacion: <text:tab/><text:span text:style-name="T192">12</text:span></text:p>
                            </text:list-item>
                          </text:list>
                        </text:list-item>
                      </text:list>
                    </text:list-item>
                  </text:list>
                </text:list-item>
              </text:list>
            </text:list-item>
            <text:list-item>
              <text:p text:style-name="P266">Docente</text:p>
              <text:list>
                <text:list-item>
                  <text:p text:style-name="P266">nombre: <text:tab/><text:tab/><text:span text:style-name="T192">donatelo</text:span></text:p>
                </text:list-item>
                <text:list-item>
                  <text:p text:style-name="P266">especialidad<text:tab/><text:tab/><text:span text:style-name="T195">castellano</text:span></text:p>
                </text:list-item>
                <text:list-item>
                  <text:p text:style-name="P266">Tiempos</text:p>
                  <text:list>
                    <text:list-item>
                      <text:p text:style-name="P266">lunes</text:p>
                      <text:list>
                        <text:list-item>
                          <text:p text:style-name="P266">1ºhora</text:p>
                          <text:list>
                            <text:list-item>
                              <text:p text:style-name="P266"><text:soft-page-break/>GrupoAlumnos: <text:tab/>1ºESO</text:p>
                            </text:list-item>
                            <text:list-item>
                              <text:p text:style-name="P266">Habitacion: <text:tab/><text:tab/><text:span text:style-name="T193">12</text:span></text:p>
                            </text:list-item>
                            <text:list-item>
                              <text:p text:style-name="P269">Asignatura: <text:tab/><text:tab/>castellano</text:p>
                            </text:list-item>
                          </text:list>
                        </text:list-item>
                      </text:list>
                    </text:list-item>
                  </text:list>
                </text:list-item>
              </text:list>
            </text:list-item>
            <text:list-item>
              <text:p text:style-name="P271">Docente</text:p>
              <text:list>
                <text:list-item>
                  <text:p text:style-name="P267">nombre: <text:tab/><text:tab/><text:span text:style-name="T191">michelangelo</text:span></text:p>
                </text:list-item>
                <text:list-item>
                  <text:p text:style-name="P267">especialidad<text:tab/><text:tab/><text:span text:style-name="T196">biología</text:span></text:p>
                </text:list-item>
                <text:list-item>
                  <text:p text:style-name="P267">Tiempos</text:p>
                  <text:list>
                    <text:list-item>
                      <text:p text:style-name="P267">lunes</text:p>
                      <text:list>
                        <text:list-item>
                          <text:p text:style-name="P267"><text:span text:style-name="T195">2</text:span>ºhora</text:p>
                          <text:list>
                            <text:list-item>
                              <text:p text:style-name="P267">GrupoAlumnos: <text:tab/>1ºESO</text:p>
                            </text:list-item>
                            <text:list-item>
                              <text:p text:style-name="P267">Habitacion:<text:tab/><text:tab/> <text:span text:style-name="T193">12</text:span></text:p>
                            </text:list-item>
                            <text:list-item>
                              <text:p text:style-name="P270">Asignatura: <text:tab/><text:tab/><text:span text:style-name="T196">biología</text:span></text:p>
                            </text:list-item>
                          </text:list>
                        </text:list-item>
                      </text:list>
                    </text:list-item>
                  </text:list>
                </text:list-item>
              </text:list>
            </text:list-item>
          </text:list>
        </text:list-item>
      </text:list>
      <text:p text:style-name="P140"/>
      <text:list xml:id="list203430466762187" text:continue-numbering="true" text:style-name="L15">
        <text:list-item>
          <text:p text:style-name="P237"><text:span text:style-name="T60">con esta idea por cada cambio </text:span><text:span text:style-name="T61">o acción </text:span><text:span text:style-name="T60">hay que modificar en unos 4 lugares </text:span><text:span text:style-name="T62">mínimo.</text:span></text:p>
        </text:list-item>
        <text:list-item>
          <text:p text:style-name="P238"><text:span text:style-name="T63">En cuanto a las consultas </text:span><text:span text:style-name="T64">seria muy fácil crear una vista para cualquier docente o grupoAlumnos.</text:span></text:p>
        </text:list-item>
        <text:list-item>
          <text:p text:style-name="P296"><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197">únicos</text:span> para cada <text:span text:style-name="T188">Objeto para relacionarlos.(en los ejemplos no se indican los ID, pero si que dan a entender la relacion)</text:span></text:p>
      <text:p text:style-name="P136"/>
      <text:p text:style-name="P140">Segunda <text:span text:style-name="T189">i</text:span>dea</text:p>
      <text:p text:style-name="P140"><text:tab/>Crear un apartado que indique las relaciones</text:p>
      <text:p text:style-name="P138"/>
      <text:list xml:id="list203429906884365" text:continue-numbering="true" text:style-name="L15">
        <text:list-item>
          <text:p text:style-name="P258">Objetos</text:p>
          <text:list>
            <text:list-item>
              <text:p text:style-name="P258">GrupoAlumnos</text:p>
              <text:list>
                <text:list-item>
                  <text:p text:style-name="P258">Alumnos:<text:tab/><text:tab/>(…)</text:p>
                </text:list-item>
                <text:list-item>
                  <text:p text:style-name="P258">nombreGrupo: <text:tab/><text:span text:style-name="T190">1º ESO</text:span></text:p>
                </text:list-item>
              </text:list>
            </text:list-item>
            <text:list-item>
              <text:p text:style-name="P259">GrupoAlumnos</text:p>
              <text:list>
                <text:list-item>
                  <text:p text:style-name="P260">Alumnos:<text:tab/><text:tab/>(…)</text:p>
                </text:list-item>
                <text:list-item>
                  <text:p text:style-name="P260">nombreGrupo: <text:tab/><text:span text:style-name="T200">2º ESO</text:span></text:p>
                </text:list-item>
              </text:list>
            </text:list-item>
            <text:list-item>
              <text:p text:style-name="P268">Docente</text:p>
              <text:list>
                <text:list-item>
                  <text:p text:style-name="P268"><text:soft-page-break/>nombre: <text:tab/><text:tab/><text:span text:style-name="T199">Donatelo</text:span></text:p>
                </text:list-item>
                <text:list-item>
                  <text:p text:style-name="P268">especialidad<text:tab/><text:tab/><text:span text:style-name="T199">Castellano</text:span></text:p>
                </text:list-item>
              </text:list>
            </text:list-item>
            <text:list-item>
              <text:p text:style-name="P272">Docente</text:p>
              <text:list>
                <text:list-item>
                  <text:p text:style-name="P268">nombre: <text:tab/><text:tab/><text:span text:style-name="T199">Michelangelo</text:span></text:p>
                </text:list-item>
                <text:list-item>
                  <text:p text:style-name="P268">especialidad<text:tab/><text:tab/><text:span text:style-name="T199">Biología</text:span></text:p>
                  <text:list>
                    <text:list-header>
                      <text:p text:style-name="P273"/>
                    </text:list-header>
                  </text:list>
                </text:list-item>
              </text:list>
            </text:list-item>
            <text:list-item>
              <text:p text:style-name="P274">Horarios</text:p>
              <text:list>
                <text:list-item>
                  <text:p text:style-name="P274">lunes</text:p>
                  <text:list>
                    <text:list-item>
                      <text:p text:style-name="P274">1ºHora</text:p>
                      <text:list>
                        <text:list-item>
                          <text:p text:style-name="P274">GrupoAlumno: <text:tab/>1ºESO</text:p>
                        </text:list-item>
                        <text:list-item>
                          <text:p text:style-name="P274">Profesor: <text:tab/><text:tab/><text:span text:style-name="T192">donatelo</text:span></text:p>
                        </text:list-item>
                        <text:list-item>
                          <text:p text:style-name="P264">Habitacion: <text:tab/><text:tab/><text:span text:style-name="T192">12</text:span></text:p>
                        </text:list-item>
                        <text:list-item>
                          <text:p text:style-name="P276">Asignatura: <text:tab/><text:tab/>castellano</text:p>
                        </text:list-item>
                      </text:list>
                    </text:list-item>
                    <text:list-item>
                      <text:p text:style-name="P277">1ºHora</text:p>
                      <text:list>
                        <text:list-item>
                          <text:p text:style-name="P275">GrupoAlumno: <text:tab/><text:span text:style-name="T198">2</text:span>ºESO</text:p>
                        </text:list-item>
                        <text:list-item>
                          <text:p text:style-name="P275">Profesor: <text:s/><text:tab/><text:tab/><text:span text:style-name="T191">michelangelo</text:span></text:p>
                        </text:list-item>
                        <text:list-item>
                          <text:p text:style-name="P265">Habitacion: <text:tab/><text:tab/><text:span text:style-name="T192">13</text:span></text:p>
                        </text:list-item>
                        <text:list-item>
                          <text:p text:style-name="P278">Asignatura: <text:tab/><text:tab/>biología</text:p>
                        </text:list-item>
                      </text:list>
                    </text:list-item>
                  </text:list>
                </text:list-item>
              </text:list>
            </text:list-item>
          </text:list>
        </text:list-item>
      </text:list>
      <text:p text:style-name="P138"/>
      <text:list xml:id="list203430106847070" text:continue-numbering="true" text:style-name="L15">
        <text:list-item>
          <text:p text:style-name="P279">Es este caso parece que solo hay que modificar en un sitio.</text:p>
        </text:list-item>
        <text:list-item>
          <text:p text:style-name="P296"><text:span text:style-name="T63">y</text:span><text:span text:style-name="T7">a no hay datos duplicados.</text:span></text:p>
        </text:list-item>
        <text:list-item>
          <text:p text:style-name="P297"><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80">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1">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2">números</text:span>)</text:p>
      <text:p text:style-name="P150"/>
      <text:p text:style-name="P150"/>
      <text:p text:style-name="P178"/>
      <text:p text:style-name="P190"><text:span text:style-name="Source_20_Text"><text:span text:style-name="T203">22/5/2020</text:span></text:span></text:p>
      <text:p text:style-name="P191"><text:span text:style-name="Source_20_Text"><text:span text:style-name="T204">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06">para permitir que el usuario pueda hacer cambios poco a poco </text:span></text:span><text:span text:style-name="Source_20_Text"><text:span text:style-name="T207">(no tengo pensado como se insertaran los )</text:span></text:span><text:span text:style-name="Source_20_Text"><text:span text:style-name="T204">.</text:span></text:span></text:p>
      <text:p text:style-name="P191"><text:span text:style-name="Source_20_Text"><text:span text:style-name="T204">Ademas pensando en casos para los docentes </text:span></text:span><text:span text:style-name="Source_20_Text"><text:span text:style-name="T205">en ocasiones pueden no estar con los alumnos.</text:span></text:span></text:p>
      <text:p text:style-name="P191"><text:span text:style-name="Source_20_Text"><text:span text:style-name="T205"/></text:span></text:p>
      <text:p text:style-name="P192"><text:span text:style-name="Source_20_Text"><text:span text:style-name="T205">Tengo que cambiar el nombre de asignatura </text:span></text:span><text:span text:style-name="Source_20_Text"><text:span text:style-name="T206">a otro ya que en este se almacenaran el motivo </text:span></text:span><text:span text:style-name="Source_20_Text"><text:span text:style-name="T207">o tema </text:span></text:span><text:span text:style-name="Source_20_Text"><text:span text:style-name="T206">de la </text:span></text:span><text:span text:style-name="Source_20_Text"><text:span text:style-name="T209">reunión</text:span></text:span><text:span text:style-name="Source_20_Text"><text:span text:style-name="T206"> </text:span></text:span><text:span text:style-name="Source_20_Text"><text:span text:style-name="T207">de decentes y alumnos</text:span></text:span></text:p>
      <text:p text:style-name="P192"><text:span text:style-name="Source_20_Text"><text:span text:style-name="T207"/></text:span></text:p>
      <text:p text:style-name="P194"><text:soft-page-break/><text:span text:style-name="Source_20_Text"><text:span text:style-name="T210">ademas tengo que cambiar la interfaz, ya que los datos que voy a mostrar van en el área de trabajo van ser las consultas en esta tabla sobre un docente o grupoAlumno concreto</text:span></text:span></text:p>
      <text:p text:style-name="P192"><text:span text:style-name="Source_20_Text"><text:span text:style-name="T207"/></text:span></text:p>
      <text:p text:style-name="P192"><text:span text:style-name="Source_20_Text"><text:span text:style-name="T207"/></text:span></text:p>
      <text:p text:style-name="P193"><text:span text:style-name="Source_20_Text"><text:span text:style-name="T208">Voy a mirar </text:span></text:span><text:span text:style-name="Source_20_Text"><text:span text:style-name="T209">también</text:span></text:span><text:span text:style-name="Source_20_Text"><text:span text:style-name="T208"> el </text:span></text:span><text:span text:style-name="Source_20_Text"><text:span text:style-name="T209">patrón</text:span></text:span><text:span text:style-name="Source_20_Text"><text:span text:style-name="T208"> DOA que esta enfocado a acceso a datos y creo que puede venir bien al proyecto.</text:span></text:span></text:p>
      <text:p text:style-name="P195"><text:span text:style-name="Source_20_Text"><text:span text:style-name="T211">He visto videos del patron DAO pero no termino de ver el funcionamiento, realizare las sentencias en una clase para que </text:span></text:span><text:span text:style-name="Source_20_Text"><text:span text:style-name="T212">estén</text:span></text:span><text:span text:style-name="Source_20_Text"><text:span text:style-name="T211"> reunidas</text:span></text:span></text:p>
      <text:p text:style-name="P193"><text:span text:style-name="Source_20_Text"><text:span text:style-name="T208"/></text:span></text:p>
      <text:p text:style-name="P196"><text:span text:style-name="Source_20_Text"><text:span text:style-name="T213">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3"/></text:span></text:p>
      <text:p text:style-name="P197"><text:span text:style-name="Source_20_Text"><text:span text:style-name="T214">Las entencias que usare para crear la base de datos son las siguientes:</text:span></text:span></text:p>
      <text:p text:style-name="P197"><text:span text:style-name="Source_20_Text"><text:span text:style-name="T214"/></text:span></text:p>
      <text:p text:style-name="P198"><text:span text:style-name="Source_20_Text"><text:span text:style-name="T216">CREATE TABLE</text:span></text:span><text:span text:style-name="Source_20_Text"><text:span text:style-name="T215"> GrupoAlumnos(</text:span></text:span></text:p>
      <text:p text:style-name="P198"><text:span text:style-name="Source_20_Text"><text:span text:style-name="T215"><text:tab/>ID_GrupoAlumnos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8"><text:span text:style-name="Source_20_Text"><text:span text:style-name="T215"><text:tab/>nombreGrupo </text:span></text:span><text:span text:style-name="Source_20_Text"><text:span text:style-name="T216">TEXT,</text:span></text:span></text:p>
      <text:p text:style-name="P198"><text:span text:style-name="Source_20_Text"><text:span text:style-name="T215"><text:tab/></text:span></text:span><text:span text:style-name="Source_20_Text"><text:span text:style-name="T216">nombreCurso TEXT</text:span></text:span></text:p>
      <text:p text:style-name="P198"><text:span text:style-name="Source_20_Text"><text:span text:style-name="T215">)</text:span></text:span></text:p>
      <text:p text:style-name="P198"><text:span text:style-name="Source_20_Text"><text:span text:style-name="T215"/></text:span></text:p>
      <text:p text:style-name="P199"><text:span text:style-name="Source_20_Text"><text:span text:style-name="T216">CREATE TABLE Alumno</text:span></text:span><text:span text:style-name="Source_20_Text"><text:span text:style-name="T215">(</text:span></text:span></text:p>
      <text:p text:style-name="P199"><text:span text:style-name="Source_20_Text"><text:span text:style-name="T215"><text:tab/>ID_Alumn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9"><text:span text:style-name="Source_20_Text"><text:span text:style-name="T216"><text:tab/>ID_GrupoAlumnos INTEGER,</text:span></text:span></text:p>
      <text:p text:style-name="P199"><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199"><text:span text:style-name="Source_20_Text"><text:span text:style-name="T215"><text:tab/></text:span></text:span><text:span text:style-name="Source_20_Text"><text:span text:style-name="T216">apellido1 TEXT,</text:span></text:span></text:p>
      <text:p text:style-name="P199"><text:span text:style-name="Source_20_Text"><text:span text:style-name="T215"><text:tab/></text:span></text:span><text:span text:style-name="Source_20_Text"><text:span text:style-name="T216">apellido2 TEXT,</text:span></text:span></text:p>
      <text:p text:style-name="P199"><text:span text:style-name="Source_20_Text"><text:span text:style-name="T216"><text:tab/>FOREIGN KEY (ID_GrupoAlumnos) REFERENCES, GrupoAlumnos(ID_GrupoAlumnos) ON DELETE CASCADE</text:span></text:span></text:p>
      <text:p text:style-name="P199"><text:span text:style-name="Source_20_Text"><text:span text:style-name="T215">)</text:span></text:span></text:p>
      <text:p text:style-name="P199"><text:span text:style-name="Source_20_Text"><text:span text:style-name="T215"/></text:span></text:p>
      <text:p text:style-name="P200"><text:span text:style-name="Source_20_Text"><text:span text:style-name="T216">CREATE TABLE</text:span></text:span><text:span text:style-name="Source_20_Text"><text:span text:style-name="T215"> </text:span></text:span><text:span text:style-name="Source_20_Text"><text:span text:style-name="T217">Habitacion</text:span></text:span><text:span text:style-name="Source_20_Text"><text:span text:style-name="T215">(</text:span></text:span></text:p>
      <text:p text:style-name="P200"><text:span text:style-name="Source_20_Text"><text:span text:style-name="T215"><text:tab/>ID_</text:span></text:span><text:span text:style-name="Source_20_Text"><text:span text:style-name="T217">Habitacion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0"><text:span text:style-name="Source_20_Text"><text:span text:style-name="T215"><text:tab/></text:span></text:span><text:span text:style-name="Source_20_Text"><text:span text:style-name="T218">codigoHabitacion</text:span></text:span><text:span text:style-name="Source_20_Text"><text:span text:style-name="T215"> </text:span></text:span><text:span text:style-name="Source_20_Text"><text:span text:style-name="T216">TEXT,</text:span></text:span></text:p>
      <text:p text:style-name="P200"><text:span text:style-name="Source_20_Text"><text:span text:style-name="T215">)</text:span></text:span></text:p>
      <text:p text:style-name="P201"><text:soft-page-break/><text:span text:style-name="Source_20_Text"><text:span text:style-name="T216">CREATE TABLE</text:span></text:span><text:span text:style-name="Source_20_Text"><text:span text:style-name="T215"> </text:span></text:span><text:span text:style-name="Source_20_Text"><text:span text:style-name="T219">Asignatura</text:span></text:span><text:span text:style-name="Source_20_Text"><text:span text:style-name="T215">(</text:span></text:span></text:p>
      <text:p text:style-name="P201"><text:span text:style-name="Source_20_Text"><text:span text:style-name="T215"><text:tab/>ID_ </text:span></text:span><text:span text:style-name="Source_20_Text"><text:span text:style-name="T219">Asignatura</text:span></text:span><text:span text:style-name="Source_20_Text"><text:span text:style-name="T217">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1"><text:span text:style-name="Source_20_Text"><text:span text:style-name="T215"><text:tab/></text:span></text:span><text:span text:style-name="Source_20_Text"><text:span text:style-name="T219">nombre</text:span></text:span><text:span text:style-name="Source_20_Text"><text:span text:style-name="T215"> </text:span></text:span><text:span text:style-name="Source_20_Text"><text:span text:style-name="T216">TEXT,</text:span></text:span></text:p>
      <text:p text:style-name="P201"><text:span text:style-name="Source_20_Text"><text:span text:style-name="T215">)</text:span></text:span></text:p>
      <text:p text:style-name="P201"><text:span text:style-name="Source_20_Text"><text:span text:style-name="T215"/></text:span></text:p>
      <text:p text:style-name="P202"><text:span text:style-name="Source_20_Text"><text:span text:style-name="T216">CREATE TABLE </text:span></text:span><text:span text:style-name="Source_20_Text"><text:span text:style-name="T220">Docente</text:span></text:span><text:span text:style-name="Source_20_Text"><text:span text:style-name="T215">(</text:span></text:span></text:p>
      <text:p text:style-name="P202"><text:span text:style-name="Source_20_Text"><text:span text:style-name="T215"><text:tab/>ID_ </text:span></text:span><text:span text:style-name="Source_20_Text"><text:span text:style-name="T220">Docente</text:span></text:span><text:span text:style-name="Source_20_Text"><text:span text:style-name="T215">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2"><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202"><text:span text:style-name="Source_20_Text"><text:span text:style-name="T215"><text:tab/></text:span></text:span><text:span text:style-name="Source_20_Text"><text:span text:style-name="T216">apellido1 TEXT,</text:span></text:span></text:p>
      <text:p text:style-name="P202"><text:span text:style-name="Source_20_Text"><text:span text:style-name="T215"><text:tab/></text:span></text:span><text:span text:style-name="Source_20_Text"><text:span text:style-name="T216">apellido2 TEXT</text:span></text:span></text:p>
      <text:p text:style-name="P202"><text:span text:style-name="Source_20_Text"><text:span text:style-name="T216"><text:tab/></text:span></text:span><text:span text:style-name="Source_20_Text"><text:span text:style-name="T221">especialidad TEXT</text:span></text:span></text:p>
      <text:p text:style-name="P202"><text:span text:style-name="Source_20_Text"><text:span text:style-name="T215">)</text:span></text:span></text:p>
      <text:p text:style-name="P198"><text:span text:style-name="Source_20_Text"><text:span text:style-name="T215"/></text:span></text:p>
      <text:p text:style-name="P203"><text:span text:style-name="Source_20_Text"><text:span text:style-name="T216">CREATE TABLE </text:span></text:span><text:span text:style-name="Source_20_Text"><text:span text:style-name="T221">IntervaloTiempo</text:span></text:span><text:span text:style-name="Source_20_Text"><text:span text:style-name="T215">(</text:span></text:span></text:p>
      <text:p text:style-name="P203"><text:span text:style-name="Source_20_Text"><text:span text:style-name="T215"><text:tab/>ID_</text:span></text:span><text:span text:style-name="Source_20_Text"><text:span text:style-name="T221">IntervaloTiemp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3"><text:span text:style-name="Source_20_Text"><text:span text:style-name="T216"><text:tab/></text:span></text:span><text:span text:style-name="Source_20_Text"><text:span text:style-name="T221">diaSemana INTEGER,</text:span></text:span></text:p>
      <text:p text:style-name="P203"><text:span text:style-name="Source_20_Text"><text:span text:style-name="T221"><text:tab/>horaInicio INTEGER </text:span></text:span><text:span text:style-name="Source_20_Text"><text:span text:style-name="T222">CHECK( </text:span></text:span><text:span text:style-name="Source_20_Text"><text:span text:style-name="T223">horaInicio <text:s/>&gt;= 0 AND horaInicio &lt;=23</text:span></text:span><text:span text:style-name="Source_20_Text"><text:span text:style-name="T222">)</text:span></text:span><text:span text:style-name="Source_20_Text"><text:span text:style-name="T221">,</text:span></text:span></text:p>
      <text:p text:style-name="P204"><text:span text:style-name="Source_20_Text"><text:span text:style-name="T221"><text:tab/>minutoInicio INTEGER </text:span></text:span><text:span text:style-name="Source_20_Text"><text:span text:style-name="T222">CHECK( </text:span></text:span><text:span text:style-name="Source_20_Text"><text:span text:style-name="T221">minutoInicio </text:span></text:span><text:span text:style-name="Source_20_Text"><text:span text:style-name="T223">&gt;= 0 AND </text:span></text:span><text:span text:style-name="Source_20_Text"><text:span text:style-name="T221">minutoInicio </text:span></text:span><text:span text:style-name="Source_20_Text"><text:span text:style-name="T223">&lt;=59</text:span></text:span><text:span text:style-name="Source_20_Text"><text:span text:style-name="T222">)</text:span></text:span><text:span text:style-name="Source_20_Text"><text:span text:style-name="T221">,</text:span></text:span></text:p>
      <text:p text:style-name="P204"><text:span text:style-name="Source_20_Text"><text:span text:style-name="T221"><text:tab/>horaFin INTEGER </text:span></text:span><text:span text:style-name="Source_20_Text"><text:span text:style-name="T222">CHECK( </text:span></text:span><text:span text:style-name="Source_20_Text"><text:span text:style-name="T221">horaFin </text:span></text:span><text:span text:style-name="Source_20_Text"><text:span text:style-name="T223">&gt;= 0 AND </text:span></text:span><text:span text:style-name="Source_20_Text"><text:span text:style-name="T221">horaFin </text:span></text:span><text:span text:style-name="Source_20_Text"><text:span text:style-name="T223">&lt;=23</text:span></text:span><text:span text:style-name="Source_20_Text"><text:span text:style-name="T222">)</text:span></text:span><text:span text:style-name="Source_20_Text"><text:span text:style-name="T221">,</text:span></text:span></text:p>
      <text:p text:style-name="P205"><text:span text:style-name="Source_20_Text"><text:span text:style-name="T221"><text:tab/>minutoFin INTEGER </text:span></text:span><text:span text:style-name="Source_20_Text"><text:span text:style-name="T222">CHECK( </text:span></text:span><text:span text:style-name="Source_20_Text"><text:span text:style-name="T221">minutoFin </text:span></text:span><text:span text:style-name="Source_20_Text"><text:span text:style-name="T223">&gt;= 0 AND </text:span></text:span><text:span text:style-name="Source_20_Text"><text:span text:style-name="T221">minutoFin </text:span></text:span><text:span text:style-name="Source_20_Text"><text:span text:style-name="T223">&lt;=59</text:span></text:span><text:span text:style-name="Source_20_Text"><text:span text:style-name="T222">)</text:span></text:span></text:p>
      <text:p text:style-name="P203"><text:span text:style-name="Source_20_Text"><text:span text:style-name="T221">)</text:span></text:span></text:p>
      <text:p text:style-name="P203"><text:span text:style-name="Source_20_Text"><text:span text:style-name="T221"/></text:span></text:p>
      <text:p text:style-name="P206"><text:span text:style-name="Source_20_Text"><text:span text:style-name="T216">CREATE TABLE </text:span></text:span><text:span text:style-name="Source_20_Text"><text:span text:style-name="T224">Ocurren(</text:span></text:span></text:p>
      <text:p text:style-name="P206"><text:span text:style-name="Source_20_Text"><text:span text:style-name="T224"><text:tab/>ID_Ocurren</text:span></text:span><text:span text:style-name="Source_20_Text"><text:span text:style-name="T216"> PRIMARY KEY </text:span></text:span><text:span text:style-name="Source_20_Text"><text:span text:style-name="T215">INTEGER </text:span></text:span><text:span text:style-name="Source_20_Text"><text:span text:style-name="T216">AUTOINCREMENT,</text:span></text:span></text:p>
      <text:p text:style-name="P206"><text:span text:style-name="Source_20_Text"><text:span text:style-name="T216"><text:tab/></text:span></text:span><text:span text:style-name="Source_20_Text"><text:span text:style-name="T224">ID_Habitacion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Asignatura <text:s/></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Docente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GrupoAlumnos </text:span></text:span><text:span text:style-name="Source_20_Text"><text:span text:style-name="T215">INTEGER,</text:span></text:span></text:p>
      <text:p text:style-name="P206"><text:span text:style-name="Source_20_Text"><text:span text:style-name="T216"><text:tab/>FOREIGN KEY(</text:span></text:span><text:span text:style-name="Source_20_Text"><text:span text:style-name="T224">ID_Habitacion</text:span></text:span><text:span text:style-name="Source_20_Text"><text:span text:style-name="T216">) REFERENCES </text:span></text:span><text:span text:style-name="Source_20_Text"><text:span text:style-name="T224">Habitacion</text:span></text:span><text:span text:style-name="Source_20_Text"><text:span text:style-name="T216">(</text:span></text:span><text:span text:style-name="Source_20_Text"><text:span text:style-name="T224">ID_Habitacion</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Asignatura</text:span></text:span><text:span text:style-name="Source_20_Text"><text:span text:style-name="T216">) REFERENCES </text:span></text:span><text:span text:style-name="Source_20_Text"><text:span text:style-name="T224">Asignatura</text:span></text:span><text:span text:style-name="Source_20_Text"><text:span text:style-name="T216">(</text:span></text:span><text:span text:style-name="Source_20_Text"><text:span text:style-name="T224">ID_Asignatura</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Docente</text:span></text:span><text:span text:style-name="Source_20_Text"><text:span text:style-name="T216">) REFERENCES </text:span></text:span><text:span text:style-name="Source_20_Text"><text:span text:style-name="T224">Docente</text:span></text:span><text:span text:style-name="Source_20_Text"><text:span text:style-name="T216">(</text:span></text:span><text:span text:style-name="Source_20_Text"><text:span text:style-name="T224">ID_Docente</text:span></text:span><text:span text:style-name="Source_20_Text"><text:span text:style-name="T216">)ON DELETE <text:tab/><text:tab/>CASCADE,</text:span></text:span></text:p>
      <text:p text:style-name="P206"><text:soft-page-break/><text:span text:style-name="Source_20_Text"><text:span text:style-name="T216"><text:tab/>FOREIGN KEY(</text:span></text:span><text:span text:style-name="Source_20_Text"><text:span text:style-name="T224">ID_GrupoAlumnos</text:span></text:span><text:span text:style-name="Source_20_Text"><text:span text:style-name="T216">) REFERENCES <text:tab/><text:tab/><text:tab/><text:tab/><text:tab/><text:tab/><text:tab/></text:span></text:span><text:span text:style-name="Source_20_Text"><text:span text:style-name="T224">GrupoAlumnos</text:span></text:span><text:span text:style-name="Source_20_Text"><text:span text:style-name="T216">(</text:span></text:span><text:span text:style-name="Source_20_Text"><text:span text:style-name="T224">ID_GrupoAlumnos</text:span></text:span><text:span text:style-name="Source_20_Text"><text:span text:style-name="T216">)ON DELETE CASCADE,</text:span></text:span></text:p>
      <text:p text:style-name="P206"><text:span text:style-name="Source_20_Text"><text:span text:style-name="T224">)</text:span></text:span></text:p>
      <text:p text:style-name="P198"><text:span text:style-name="Source_20_Text"><text:span text:style-name="T215"/></text:span></text:p>
      <text:p text:style-name="P198"><text:span text:style-name="Source_20_Text"><text:span text:style-name="T216"/></text:span></text:p>
      <text:p text:style-name="P210">Estoy haciendo los triggers, pero SQLite no permite el mismo trigger <text:span text:style-name="T233">actúe</text:span> para insert o update <text:span text:style-name="T225">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26">checkInsertSolapamientoHabitacion</text:span> </text:p>
      <text:p text:style-name="P200"><text:tab/>BEFORE INSERT ON <text:span text:style-name="T226">Ocurre</text:span></text:p>
      <text:p text:style-name="P200">BEGIN</text:p>
      <text:p text:style-name="P216"><text:tab/>SELECT RAISE(ABORT, “Ya existe esta habitacion en este intervalo”)</text:p>
      <text:p text:style-name="P211"><text:tab/>WHERE</text:p>
      <text:p text:style-name="P211"><text:tab/><text:tab/><text:span text:style-name="T228">EXISTS(</text:span></text:p>
      <text:p text:style-name="P211"><text:tab/><text:tab/><text:tab/><text:span text:style-name="T228">SELECT IntervaloTiempo</text:span></text:p>
      <text:p text:style-name="P211"><text:tab/><text:tab/><text:tab/><text:span text:style-name="T227">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26">checkUpdateSolapamientoHabitacion</text:span> </text:p>
      <text:p text:style-name="P207"><text:tab/>BEFORE <text:span text:style-name="T229">UPDATE</text:span> ON <text:span text:style-name="T226">Ocurre</text:span></text:p>
      <text:p text:style-name="P207">BEGIN</text:p>
      <text:p text:style-name="P217"><text:tab/>SELECT RAISE(ABORT, “Ya existe esta habitacion en este intervalo”)</text:p>
      <text:p text:style-name="P212"><text:tab/>WHERE</text:p>
      <text:p text:style-name="P212"><text:tab/><text:tab/><text:span text:style-name="T228">EXISTS(</text:span></text:p>
      <text:p text:style-name="P212"><text:tab/><text:tab/><text:tab/><text:span text:style-name="T228">SELECT IntervaloTiempo</text:span></text:p>
      <text:p text:style-name="P212"><text:tab/><text:tab/><text:tab/><text:span text:style-name="T227">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26">checkInsertSolapamientoAsignatura</text:span></text:p>
      <text:p text:style-name="P207"><text:tab/>BEFORE INSERT ON <text:span text:style-name="T226">Ocurre</text:span></text:p>
      <text:p text:style-name="P207">BEGIN</text:p>
      <text:p text:style-name="P217"><text:tab/>SELECT RAISE(ABORT, “Ya existe esta Asignatura en este intervalo”)</text:p>
      <text:p text:style-name="P212"><text:tab/>WHERE</text:p>
      <text:p text:style-name="P212"><text:tab/><text:tab/><text:span text:style-name="T228">EXISTS(</text:span></text:p>
      <text:p text:style-name="P212"><text:tab/><text:tab/><text:tab/><text:span text:style-name="T228">SELECT IntervaloTiempo</text:span></text:p>
      <text:p text:style-name="P212"><text:tab/><text:tab/><text:tab/><text:span text:style-name="T227">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26">checkUpdateSolapamientoAsignatura</text:span></text:p>
      <text:p text:style-name="P207"><text:tab/>BEFORE <text:span text:style-name="T229">UPDATE</text:span> ON <text:span text:style-name="T226">Ocurre</text:span></text:p>
      <text:p text:style-name="P207">BEGIN</text:p>
      <text:p text:style-name="P218"><text:tab/>SELECT RAISE(ABORT, “Ya existe esta asignatura en este intervalo”)</text:p>
      <text:p text:style-name="P212"><text:tab/>WHERE</text:p>
      <text:p text:style-name="P212"><text:tab/><text:tab/><text:span text:style-name="T228">EXISTS(</text:span></text:p>
      <text:p text:style-name="P212"><text:tab/><text:tab/><text:tab/><text:span text:style-name="T228">SELECT IntervaloTiempo</text:span></text:p>
      <text:p text:style-name="P212"><text:tab/><text:tab/><text:tab/><text:span text:style-name="T227">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26">checkInsertSolapamientoDocente</text:span></text:p>
      <text:p text:style-name="P209"><text:tab/>BEFORE INSERT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26">checkUpdateSolapamientoDocente</text:span></text:p>
      <text:p text:style-name="P209"><text:tab/>BEFORE <text:span text:style-name="T229">UPDATE</text:span>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26">checkInsertSolapamientoGrupoAlumnos</text:span></text:p>
      <text:p text:style-name="P209"><text:tab/>BEFORE INSERT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26">checkUpdateSolapamientoGrupoAlumnos</text:span></text:p>
      <text:p text:style-name="P209"><text:tab/>BEFORE <text:span text:style-name="T229">UPDATE</text:span>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30">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31">fácil</text:span>, simplemente hay que <text:span text:style-name="T231">pasar-le</text:span> una ruta y <text:span text:style-name="T231">automáticamente</text:span> lo genera, la estructura no la he mirado pero creo que sera <text:span text:style-name="T231">fácil.</text:span></text:p>
      <text:p text:style-name="P221">La parte que más me preocupa es el diagrama de <text:span text:style-name="T231">relación</text:span> de los objetos, ya tengo la BD creada y me ha ayudado a comprender como he de hacer los objetos.</text:p>
      <text:p text:style-name="P221"/>
      <text:p text:style-name="P222">Ya he terminado la <text:span text:style-name="T232">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235">principal.</text:span></text:p>
      <text:p text:style-name="P226"/>
      <text:p text:style-name="P226">26/5/2020 </text:p>
      <text:p text:style-name="P227">He realizado pruebas para obtener desde un evento que <text:span text:style-name="T234">instancia</text:span> <text:span text:style-name="T234">de mis clases </text:span>lo ha lanzad<text:span text:style-name="T234">o</text:span></text:p>
      <text:p text:style-name="P227"/>
      <text:p text:style-name="P227"/>
      <text:p text:style-name="P228">ya he desarrollado la parte para listar las tarjetas para lo cual he usado una clase para que genere <text:span text:style-name="T236">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237">saldrá</text:span> un fallo grave de este punto.</text:p>
      <text:p text:style-name="P229">Por el momento <text:span text:style-name="T237">debería</text:span> poder funcionar conforme esta.</text:p>
      <text:p text:style-name="P229"/>
      <text:p text:style-name="P230">Voy a centrarme en realizar la parte de AreaTrabajo y poder empezar a realizar <text:span text:style-name="T239">código</text:span></text:p>
      <text:p text:style-name="P230"/>
      <text:p text:style-name="P230"/>
      <text:p text:style-name="P231">Me estoy dando cuenta de que no estoy siguiendo las fases que estipule en la <text:span text:style-name="T239">documentación</text:span>, <text:span text:style-name="T238">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239">por las que voy a pasar.</text:span></text:p>
      <text:p text:style-name="P232"/>
      <text:p text:style-name="P232"/>
      <text:p text:style-name="P301"><text:soft-page-break/>He intentado pensar en el AreaTrabajo pero no se como hacerlo, voy a realizar algo de <text:span text:style-name="T240">código</text:span> para descansar del desarrollo, <text:span text:style-name="T241">ademas no se como realizar del todo la clase Selección, por el tema de capturar el evento del ratón sobre el objeto InfoPanel y por ello voy a crear las clases que he diseñado.</text:span></text:p>
      <text:p text:style-name="P301"/>
      <text:p text:style-name="P302"/>
      <text:p text:style-name="P301"><text:span text:style-name="T101"/></text:p>
      <text:p text:style-name="P303">He pasado el diagrama a clases java, me lo ha puesto todo en una carpeta, las clases no <text:span text:style-name="T243">están</text:span> bien del todo y me las marca en rojo, algunos por los imports no <text:span text:style-name="T243">están</text:span>, otros por no poner bien el nombre del tipo de variable o poner en <text:span text:style-name="T243">mayúsculas</text:span> el tipo de retorno void… he estado corrigiendo y <text:span text:style-name="T243">colocando las</text:span> donde toca… <text:span text:style-name="T244">mañana continuo.</text:span></text:p>
      <text:p text:style-name="P303"/>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6T20:34:28.253240121</dc:date>
    <meta:editing-duration>P3DT58M24S</meta:editing-duration>
    <meta:editing-cycles>514</meta:editing-cycles>
    <meta:document-statistic meta:table-count="0" meta:image-count="21" meta:object-count="0" meta:page-count="33" meta:paragraph-count="512" meta:word-count="4592" meta:character-count="29380" meta:non-whitespace-character-count="24894"/>
  </office:meta>
</office:document-meta>
</file>